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fo:font-weight="bold" officeooo:rsid="0001b773" officeooo:paragraph-rsid="0001b77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1b773" officeooo:paragraph-rsid="0001b77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1b773" officeooo:paragraph-rsid="0001b77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1b773" officeooo:paragraph-rsid="0001b773" style:font-size-asian="13pt" style:font-weight-asian="normal" style:font-size-complex="13pt" style:font-weight-complex="normal"/>
    </style:style>
    <style:style style:name="P5" style:family="paragraph">
      <style:paragraph-properties fo:text-align="center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b773" officeooo:paragraph-rsid="0001b773" style:font-size-asian="14pt" style:font-weight-asian="bold" style:font-size-complex="14pt" style:font-weight-complex="bol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 8231</text:p>
      <text:p text:style-name="P1"/>
      <text:p text:style-name="P2">Sr. José Sánchez Cardona</text:p>
      <text:p text:style-name="P3">C/ Ave del Paraiso, 14</text:p>
      <text:p text:style-name="P3">07740 Mercadal</text:p>
      <text:p text:style-name="P2"/>
      <text:p text:style-name="P4">Us demanam que us presenteu en aquestes oficines, el proper dia 13 de novembre, en horari de 9:15 a 14:05 h, a fi de poder fer la verificació de la vostra signatura; documentació indispensable per a tramitar el nostre Model 061. </text:p>
      <text:p text:style-name="P4"/>
      <text:p text:style-name="P4">La incompareixença comportarà l’arxivament del projecte Model 061</text:p>
      <text:p text:style-name="P4"/>
      <text:p text:style-name="P4">El cap de Serveis de Projectes</text:p>
      <text:p text:style-name="P4"><draw:line text:anchor-type="paragraph" draw:z-index="1" draw:name="Diagonal line 1" draw:style-name="gr1" draw:text-style-name="P5" svg:x1="0.76cm" svg:y1="0.002cm" svg:x2="1.713cm" svg:y2="0.955cm"><text:p/></draw:line><draw:line text:anchor-type="paragraph" draw:z-index="2" draw:name="Horizontal line 1" draw:style-name="gr1" draw:text-style-name="P5" svg:x1="0.76cm" svg:y1="0.002cm" svg:x2="1.025cm" svg:y2="1.616cm"><text:p/></draw:line></text:p>
      <text:p text:style-name="P4"><draw:line text:anchor-type="paragraph" draw:z-index="0" draw:name="Line 1" draw:style-name="gr1" draw:text-style-name="P5" svg:x1="0.125cm" svg:y1="0.427cm" svg:x2="1.713cm" svg:y2="0.453cm"><text:p/></draw:line></text:p>
      <text:p text:style-name="P4"><draw:line text:anchor-type="paragraph" draw:z-index="3" draw:name="Line 2" draw:style-name="gr1" draw:text-style-name="P5" svg:x1="2.295cm" svg:y1="0.138cm" svg:x2="1.025cm" svg:y2="0.561cm"><text:p/></draw:line></text:p>
      <text:p text:style-name="P4"/>
      <text:p text:style-name="P4">David Sánchez Cabanillas</text:p>
      <text:p text:style-name="P4"/>
      <text:p text:style-name="P4">Maó, 12 de novembre de 2024</text:p>
      <text:p text:style-name="P4"/>
      <text:p text:style-name="P4"/>
      <text:p text:style-name="P4"/>
      <text:p text:style-name="P4"/>
      <text:p text:style-name="P4"/>
      <text:p text:style-name="P6">Documentació necessaria que has de portar:</text:p>
      <text:p text:style-name="P4"/>
      <text:p text:style-name="P4">- DNI</text:p>
      <text:p text:style-name="P4">- Identificant d’empres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45:42.084284712</meta:creation-date>
    <dc:date>2024-11-12T08:55:26.266316877</dc:date>
    <meta:editing-duration>PT9M44S</meta:editing-duration>
    <meta:editing-cycles>1</meta:editing-cycles>
    <meta:generator>LibreOffice/24.8.2.1$Linux_X86_64 LibreOffice_project/480$Build-1</meta:generator>
    <meta:document-statistic meta:table-count="0" meta:image-count="0" meta:object-count="0" meta:page-count="1" meta:paragraph-count="12" meta:word-count="88" meta:character-count="517" meta:non-whitespace-character-count="440"/>
  </office:meta>
</office:document-meta>
</file>